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470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7470d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7470d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7470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جَاثِيَة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حۭمِٓؐ تَنزۣيلُ </text:span><text:span text:style-name="T5">۴</text:span><text:span text:style-name="T2">لْكِتَـٰبِ مِــنَ </text:span><text:span text:style-name="T5">۰</text:span><text:span text:style-name="T2">للَّهِ </text:span><text:span text:style-name="T5">۱</text:span><text:span text:style-name="T2">لْعَزۣيزۣ </text:span><text:span text:style-name="T5">۱</text:span><text:span text:style-name="T2">لْحَكِيمِؐ </text:span><text:span text:style-name="T3">(1)</text:span><text:span text:style-name="T2"> إِنَّ فِى </text:span><text:span text:style-name="T5">۱</text:span><text:span text:style-name="T2">لسَّمَـٰوَ؛تِ وَالاَرْضضضِ ءَلاَيَـٰــتٍ لِّلْمُومِنِينَؐ </text:span><text:span text:style-name="T3">(2)</text:span><text:span text:style-name="T2"> وَفِى خَلْقِكُمْ وَمَا يَبُثُّ مِــن دَآبَّةٖ —ايَـٰتٌ لِّقَوْمٍ يُوقِنُونَ </text:span><text:span text:style-name="T3">(3)</text:span><text:span text:style-name="T2"> وَاخْتِچَفِ </text:span><text:span text:style-name="T5">۱</text:span><text:span text:style-name="T2">ليْلِ وَالنَّهۭارۣ وَمَآ أَنزَلَ </text:span><text:span text:style-name="T5">۰</text:span><text:span text:style-name="T2">للَّهُ مِنَ</text:span></text:p>
      <text:p text:style-name="P3" loext:marker-style-name="T2"/>
      <text:p text:style-name="P4" loext:marker-style-name="T2"><text:span text:style-name="T2">514</text:span></text:p>
      <text:p text:style-name="P2" loext:marker-style-name="T2"><text:span text:style-name="T5">۰</text:span><text:span text:style-name="T2">لسَّمَآءِ مِن رّۣزْقٍ فَأَحْيۭا بِهِ </text:span><text:span text:style-name="T5">۱</text:span><text:span text:style-name="T2">لاَرْضَ بَعْدَ مَوْتِهَا وَتَصْرۣيفِ </text:span><text:span text:style-name="T5">۱</text:span><text:span text:style-name="T2">لرّۣيَـٰحِ ءَايَـٰتٌ لِّقَوْمٍ يَعْقِلُونَؐ </text:span><text:span text:style-name="T3">(4)</text:span><text:span text:style-name="T2"> تِلْــكَ ءَايَـٰــتُ </text:span><text:span text:style-name="T5">۴</text:span><text:span text:style-name="T2">للَّهِ نَتْلُوهَا عَلَيْــكَ بِالْحَقﱢّؐ فَبِأَيِّ حَدِيثٙ بَعْدَ </text:span><text:span text:style-name="T5">۰</text:span><text:span text:style-name="T2">للَّهِ وَءَايَـٰتِهِ” يُومِنُونَؐ </text:span><text:span text:style-name="T3">(5)</text:span><text:span text:style-name="T2"> وَيْلٌ لِّكُلِّ أَفَّاكككٖ اَثِيمٍ </text:span><text:span text:style-name="T3">(6)</text:span><text:span text:style-name="T2"> يَسْمَعُ ءَايَـٰــتِ </text:span><text:span text:style-name="T5">۱</text:span><text:span text:style-name="T2">للَّهِ تُتْلۭــيٰ عَلَيْهِ ثُمَّ يُصِرُّ مُسْتَكْبِراً كَأَن لَّمْ يَسْمَعْهَاؐ فَبَشِّرْهُ بِعَذَابٖ اَلِيمٍؐ </text:span><text:span text:style-name="T3">(7)</text:span><text:span text:style-name="T2"> وَإِذَا عَلِمَ مِــنَ —ايَـٰتِنَا شَيْـٔاٗ 'تَّخَذَهَا هُزُؤاٗؐ </text:span><text:span text:style-name="T5">۷</text:span><text:span text:style-name="T2">وْلَئِكَ لَهُمْ عَذَابٌ مُّهِينٌؐ </text:span><text:span text:style-name="T3">(8)</text:span><text:span text:style-name="T2"> مِّنْ وَّرَآئِهِمْ جَهَنَّمُ وَلاَ يُغْنِى عَنْهُم مَّا كَسَبُواْ شَيْـٔاً وَلاَ مَا "تَّخَذُواْ مِن دُونِ </text:span><text:span text:style-name="T5">۱</text:span><text:span text:style-name="T2">للَّهِ أَوْلِيَآءَؐ وَلَهُمْ عَذَاب٘ عَظِيم٘ؐ </text:span><text:span text:style-name="T3">(9)</text:span><text:span text:style-name="T2"> هَـٰذَا هُديًؐ وَالذِيــنَ كَفَرُواْ بِـَٔايَـٰــتِ رَبِّهِمْ لَهُمْ عَذَابٌ مِّن رّۣجْز۫ اَلِيمٖؐ </text:span><text:span text:style-name="T3">(10)</text:span><text:span text:style-name="T2"> </text:span><text:span text:style-name="T5">۱</text:span><text:span text:style-name="T2">للَّهُ </text:span><text:span text:style-name="T5">۴ﻟ﮲</text:span><text:span text:style-name="T2"> سَخَّرَ لَكُمُ </text:span><text:span text:style-name="T5">۴</text:span><text:span text:style-name="T2">ڤْبَحْرَ ڤِتَجْرۣيَ </text:span><text:span text:style-name="T5">۰</text:span><text:span text:style-name="T2">لْفُلْــكُ فِيهِ بِأَمْرۣهِ” وَلِتَبْتَغُواْ مِن فَضْلِهِ” وَلَعَلَّكُمْ تَشْكُرُونَؐ </text:span><text:span text:style-name="T3">(11)</text:span><text:span text:style-name="T2"> وَسَخَّرَ لَكُم مَّا فِى </text:span><text:span text:style-name="T5">۱</text:span><text:span text:style-name="T2">لسَّمَـٰوَ؛تِ وَمَا فِى </text:span><text:span text:style-name="T5">۱</text:span><text:span text:style-name="T2">لاَرْضِ جَمِيعاً مِّنْهُؐ إِنَّ فِى ذَ؛لِــكَ ءَلاَيَـٰتٍ لِّقَوْمٍ يَتَفَكَّرُونَؐ </text:span><text:span text:style-name="T3">(12)</text:span><text:span text:style-name="T2"> © قُل لِّلذِيــنَ ءَامَنُواْ يَغْفِرُواْ لِلذِيــنَ لاَ يَرْجُونَ أَيَّامَ </text:span><text:span text:style-name="T5">۰</text:span><text:span text:style-name="T2">للَّهِ ڤِيَجْزۣيَ قَوْماَۢ بِمَا كَانُواْ يَكْسِبُونَؐ </text:span><text:span text:style-name="T3">(13)</text:span><text:span text:style-name="T2"> مَــنْ عَمِــلَ صَـٰڤِحاً فَلِنَفْسِهِؐ”</text:span></text:p>
      <text:p text:style-name="P3" loext:marker-style-name="T2"/>
      <text:p text:style-name="P4" loext:marker-style-name="T2"><text:span text:style-name="T2">515</text:span></text:p>
      <text:p text:style-name="P2" loext:marker-style-name="T2"><text:span text:style-name="T2">وَمَــنَ اَسَآءَ فَعَلَيْهَاؐ ثُمَّ إِلَيٰ رَبِّكُمْ تُرْجَعُونَؐ </text:span><text:span text:style-name="T3">(14)</text:span><text:span text:style-name="T2"> وَلَقَدَ —اتَيْنَا بَنِىٓ إِسْرَآءِيلَ </text:span><text:span text:style-name="T5">۰</text:span><text:span text:style-name="T2">لْكِتَـٰبَ وَالْحُكْمَ وَالنُّبُوٓءَةَ وَرَزَقْنَـٰهُم مِّنَ </text:span><text:span text:style-name="T5">۰</text:span><text:span text:style-name="T2">لطَّيِّبَـٰتِ وَفَضَّلْنَـٰهُمْ عَلَــي </text:span><text:span text:style-name="T5">۰</text:span><text:span text:style-name="T2">لْعَـٰلَمِينَ </text:span><text:span text:style-name="T3">(15)</text:span><text:span text:style-name="T2"> وَءَاتَيْنَـٰهُم بَيِّنَـٰــتٍ مِّــنَ </text:span><text:span text:style-name="T5">۰</text:span><text:span text:style-name="T2">لاَمْرۣؐ فَمَا "خْتَلَفُوٓاْ إِلاَّ مِنۢ بَعْدِ مَا جَآءَهُمُ </text:span><text:span text:style-name="T5">۴</text:span><text:span text:style-name="T2">لْعِلْمُؐ بَغْياَۢ بَيْنَهُمُؐ; إِنَّ رَبَّكَ يَقْضِى بَيْنَهُمْ يَوْمَ </text:span><text:span text:style-name="T5">۰</text:span><text:span text:style-name="T2">لْقِيَـٰمَةِ فِيمَا كَانُواْ فِيهِ يَخْتَلِفُونَؐ </text:span><text:span text:style-name="T3">(16)</text:span><text:span text:style-name="T2"> ثُمَّ جَعَلْنَـٰكَ عَلَيٰ شَرۣيعَةٍ مِّنَ </text:span><text:span text:style-name="T5">۰</text:span><text:span text:style-name="T2">لاَمْرۣ فَاتَّبِعْهَاؐ وَلاَ تَتَّبِعَ اَهْوَآءَ </text:span><text:span text:style-name="T5">۰</text:span><text:span text:style-name="T2">لذِيــنَ لاَ يَعْلَمُونَؐ </text:span><text:span text:style-name="T3">(17)</text:span><text:span text:style-name="T2"> إِنَّهُمْ لَـنْ يُّغْنُواْ عَنــكَ مِــنَ </text:span><text:span text:style-name="T5">۰</text:span><text:span text:style-name="T2">للَّهِ شَيْـٔاًؐ وَإِنَّ </text:span><text:span text:style-name="T5">۰</text:span><text:span text:style-name="T2">لظَّـٰلِمِينَ بَعْضُهُمُ; أَوْلِيَآءُ بَعْضٍؐ وَاللَّهُ وَلِــيُّ </text:span><text:span text:style-name="T5">۴</text:span><text:span text:style-name="T2">لْمُتَّقِينَؐ </text:span><text:span text:style-name="T3">(18)</text:span><text:span text:style-name="T2"> هَـٰذَا بَصَـٰٓئِرُ لِلنَّاسِ وَهُديً وَرَحْمَةٌ لِّقَوْمٍ يُوقِنُونَؐ </text:span><text:span text:style-name="T3">(19)</text:span><text:span text:style-name="T2"> أَمْ حَسِبَ </text:span><text:span text:style-name="T5">۰</text:span><text:span text:style-name="T2">لذِينَ "جْتَرَحُواْ </text:span><text:span text:style-name="T5">۴</text:span><text:span text:style-name="T2">لسَّيِّـَٔاتِ أَن نَّجْعَلَهُمْ كَالذِيــنَ ءَامَنُواْ وَعَمِلُواْ </text:span><text:span text:style-name="T5">۴</text:span><text:span text:style-name="T2">ڤصَّـٰڤِحَـٰتِ سَوَآءٌ مَّحْيۭاهُمْ وَمَمَاتُهُمْؐ سَآءَ مَا يَحْكُمُونَؐ </text:span><text:span text:style-name="T3">(20)</text:span><text:span text:style-name="T2"> وَخَلَــقَ </text:span><text:span text:style-name="T5">۰</text:span><text:span text:style-name="T2">للَّهُ </text:span><text:span text:style-name="T5">۴</text:span><text:span text:style-name="T2">لسَّمَـٰوَ؛تِ وَالاَرْضَ بِالْحَقﱢّؐ وَلِتُجْزۭيٰ كُلُّ نَفْسٙ بِمَا كَسَبَتْ وَهُمْ لاَ يُظْلَمُونَؐ </text:span><text:span text:style-name="T3">(21)</text:span><text:span text:style-name="T2"> أَفَرَ×يْتَ مَنِ 'تَّخَذَ إِچَهَهُ„ هَوۭيٰهُ وَأَضَلَّهُ </text:span><text:span text:style-name="T5">۴</text:span><text:span text:style-name="T2">للَّهُ عَلَيٰ عِلْمٍ وَخَتَمَ عَلَــيٰ سَمْعِهِ” وَقَلْبِهِ”</text:span></text:p>
      <text:p text:style-name="P3" loext:marker-style-name="T2"/>
      <text:p text:style-name="P4" loext:marker-style-name="T2"><text:span text:style-name="T2">516</text:span></text:p>
      <text:p text:style-name="P2" loext:marker-style-name="T2"><text:span text:style-name="T2">وَجَعَــلَ عَلَيٰ بَصَرۣهِ” غِشَـٰوَةً فَمَنْ يَّهْدِيهِ مِـنۢ بَعْدِ </text:span><text:span text:style-name="T5">۱</text:span><text:span text:style-name="T2">للَّهِؐ أَفَلاَ تَذَّكَّرُونَؐ </text:span><text:span text:style-name="T3">(22)</text:span><text:span text:style-name="T2"> وَقَالُواْ مَاهِيَ إِلاَّ حَيَاتُنَا </text:span><text:span text:style-name="T5">۰</text:span><text:span text:style-name="T2">لدُّنْيۭا نَمُوتُ وَنَحْيۭاوَمَا يُهْلِكُنَآ إِلاَّ </text:span><text:span text:style-name="T5">۰</text:span><text:span text:style-name="T2">لدَّهْرُؐ وَمَا لَهُم بِذَ؛لِــكَ مِنْ عِلْمٖؐ اِنْ هُمُ; إِلاَّ يَظُنُّونَؐ </text:span><text:span text:style-name="T3">(23)</text:span><text:span text:style-name="T2"> ® وَإِذَا تُتْلۭــيٰ عَلَيْهِمُ; ءَايَـٰتُنَا بَيِّنَـٰتٍ مَّا كَانَ حُجَّتَهُمُ; إِلٓاَّ أَن قَالُواْ èيتُواْ بِـَٔابَآئِنَآ إِن كُنتُمْ صَـٰدِقِينَؐ </text:span><text:span text:style-name="T3">(24)</text:span><text:span text:style-name="T2"> قُـلِ </text:span><text:span text:style-name="T5">۱</text:span><text:span text:style-name="T2">للَّهُ يُحْيِيكُمْ ثُمَّ يُمِيتُكُمْ ثُمَّ يَجْمَعُكُمُ; إِلَيٰ يَوْمِ </text:span><text:span text:style-name="T5">۱</text:span><text:span text:style-name="T2">لْقِيَـٰمَةِ لاَ رَيْبَ فِيهِؐ وَچَكِــنَّ أَكْثَرَ </text:span><text:span text:style-name="T5">۰</text:span><text:span text:style-name="T2">لنَّاسِ لاَ يَعْلَمُونَؐ </text:span><text:span text:style-name="T3">(25)</text:span><text:span text:style-name="T2"> وَلِلهِ مُلْــكُ </text:span><text:span text:style-name="T5">۴</text:span><text:span text:style-name="T2">لسَّمَـٰوَ؛تِ وَالاَرْضِؐ وَيَوْمَ تَقُومُ </text:span><text:span text:style-name="T5">۴</text:span><text:span text:style-name="T2">لسَّاعَةُ يَوْمَئِذٍ يَخْسَرُ </text:span><text:span text:style-name="T5">۴</text:span><text:span text:style-name="T2">لْمُبْطِلُونَؐ </text:span><text:span text:style-name="T3">(26)</text:span><text:span text:style-name="T2"> وَتَرۭيٰ كُــلَّ ٱُمَّةٍ جَاثِيَةًؐ كُــلُّ ٱُمَّةٍ تُدْعۭيٰٓ إِلَيٰ كِتَـٰبِهَاؐ </text:span><text:span text:style-name="T5">۰</text:span><text:span text:style-name="T2">لْيَوْمَ تُجْزَوْنَ مَا كُنتُمْ تَعْمَلُونَؐ </text:span><text:span text:style-name="T3">(27)</text:span><text:span text:style-name="T2"> هَـٰذَا كِتَـٰبُنَا يَنطِــقُ عَلَيْكُم بِالْحَقﱢّؐ إِنَّا كُنَّا نَسْتَنسِخُ مَا كُنتُمْ تَعْمَلُونَؐ </text:span><text:span text:style-name="T3">(28)</text:span><text:span text:style-name="T2"> فَأَمَّا </text:span><text:span text:style-name="T5">۰</text:span><text:span text:style-name="T2">لذِيــنَ ءَامَنُواْ وَعَمِلُواْ </text:span><text:span text:style-name="T5">۴</text:span><text:span text:style-name="T2">ڤصَّـٰڤِحَـٰتِ فَيُدْخِلُهُمْ رَبُّهُمْ فِى رَحْمَتِهِؐ” ذَ؛لِــكَ هُوَ </text:span><text:span text:style-name="T5">۰</text:span><text:span text:style-name="T2">لْفَوْزُ </text:span><text:span text:style-name="T5">۴</text:span><text:span text:style-name="T2">لْمُبِينُؐ </text:span><text:span text:style-name="T3">(29)</text:span><text:span text:style-name="T2"> وَأَمَّا </text:span><text:span text:style-name="T5">۰</text:span><text:span text:style-name="T2">لذِيــنَ كَفَرُوٓاْ أَفَلَمْ تَكُــنَ —ايَـٰتِى تُتْلۭيٰ عَلَيْكُمْ فَاسْتَكْبَرْتُمْ وَكُنتُمْ قَوْماً مُّجْرۣمِينَؐ </text:span><text:span text:style-name="T3">(30)</text:span><text:span text:style-name="T2"> وَإِذَا قِيلَ</text:span></text:p>
      <text:p text:style-name="P3" loext:marker-style-name="T2"/>
      <text:p text:style-name="P4" loext:marker-style-name="T2"><text:span text:style-name="T2">517</text:span></text:p>
      <text:p text:style-name="P2" loext:marker-style-name="T2"><text:span text:style-name="T2">إِنَّ وَعْدَ </text:span><text:span text:style-name="T5">۰</text:span><text:span text:style-name="T2">للَّهِ حَقٌّ وَالسَّاعَةُ لاَ رَيْبَ فِيهَا قُلْتُم مَّا نَدْرۣى مَا </text:span><text:span text:style-name="T5">۰</text:span><text:span text:style-name="T2">لسَّاعَةُ إِن نَّظُنُّ إِلاَّ ظَنّاً وَمَا نَحْنُ بِمُسْتَيْقِنِينَؐ </text:span><text:span text:style-name="T3">(31)</text:span><text:span text:style-name="T2"> وَبَدَا لَهُمْ سَيِّـَٔاتُ مَا عَمِلُواْؐ وَحَاقَ بِهِم مَّا كَانُواْ بِهِ” يَسْتَهْزۣءُونَؐ </text:span><text:span text:style-name="T3">(32)</text:span><text:span text:style-name="T2"> وَقِيلَ </text:span><text:span text:style-name="T5">۰</text:span><text:span text:style-name="T2">لْيَوْمَ نَنسۭيٰكُمْ كَمَا نَسِيتُمْ لِقَآءَ يَوْمِكُمْ هَـٰذَا وَمَأْوۭيٰكُمُ </text:span><text:span text:style-name="T5">۴</text:span><text:span text:style-name="T2">لنَّارُ وَمَا لَكُم مِّــن نَّـٰصِرۣينَؐ </text:span><text:span text:style-name="T3">(33)</text:span><text:span text:style-name="T2"> ذَ؛لِكُم بِأَنَّكُمُ èتَّخَذتُّمُ; ءَايَـٰتِ </text:span><text:span text:style-name="T5">۱</text:span><text:span text:style-name="T2">للَّهِ هُزُؤاً وَغَرَّتْكُمُ </text:span><text:span text:style-name="T5">۴</text:span><text:span text:style-name="T2">لْحَيَوٰةُ </text:span><text:span text:style-name="T5">۴</text:span><text:span text:style-name="T2">لدُّنْيۭاؐ فَالْيَوْمَ لاَ يُخْرَجُونَ مِنْهَا وَلاَ هُمْ يُسْتَعْتَبُونَؐ </text:span><text:span text:style-name="T3">(34)</text:span><text:span text:style-name="T2"> فَلِلهِ </text:span><text:span text:style-name="T5">۱</text:span><text:span text:style-name="T2">لْحَمْدُ رَبِّ </text:span><text:span text:style-name="T5">۱</text:span><text:span text:style-name="T2">لسَّمَـٰوَ؛تِ وَرَبِّ </text:span><text:span text:style-name="T5">۱</text:span><text:span text:style-name="T2">لاَرْضِ رَبِّ </text:span><text:span text:style-name="T5">۱</text:span><text:span text:style-name="T2">لْعَـٰلَمِينَؐ </text:span><text:span text:style-name="T3">(35)</text:span><text:span text:style-name="T2"> وَلَهُ </text:span><text:span text:style-name="T5">۴</text:span><text:span text:style-name="T2">لْكِبْرۣيَآءُ فِى </text:span><text:span text:style-name="T5">۱</text:span><text:span text:style-name="T2">لسَّمَـٰوَ؛تِ وَالاَرْضِؐ وَهُوَ </text:span><text:span text:style-name="T5">۰</text:span><text:span text:style-name="T2">لْعَزۣيزُ </text:span><text:span text:style-name="T5">۴</text:span><text:span text:style-name="T2">لْحَكِيمُ </text:span><text:span text:style-name="T3">(3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8:13.575876302</meta:creation-date>
    <dc:date>2025-03-03T14:08:27.995254017</dc:date>
    <meta:editing-duration>PT16S</meta:editing-duration>
    <meta:editing-cycles>1</meta:editing-cycles>
    <meta:document-statistic meta:table-count="0" meta:image-count="0" meta:object-count="0" meta:page-count="5" meta:paragraph-count="10" meta:word-count="535" meta:character-count="2926" meta:non-whitespace-character-count="2401"/>
    <meta:generator>LibreOffice/24.8.2.1$Linux_X86_64 LibreOffice_project/0f794b6e29741098670a3b95d60478a65d05ef13</meta:generator>
  </office:meta>
</office:document-meta>
</file>